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Pictures/100000000000000800000008EAB9AFBD709C64D9.png" manifest:media-type="image/png"/>
  <manifest:file-entry manifest:full-path="Object 6/Pictures/100000000000000800000008BF8A585D75699C64.png" manifest:media-type="image/png"/>
  <manifest:file-entry manifest:full-path="Object 6/Pictures/100000000000000800000008A74254ADCC975CDC.png" manifest:media-type="image/png"/>
  <manifest:file-entry manifest:full-path="Object 6/Pictures/100000000000000800000008AF13296C83EFC3AD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Pictures/2000000E000002F0000002F0C6CCEBDEE3AD12FF.svm" manifest:media-type="image/x-svm"/>
  <manifest:file-entry manifest:full-path="Object 7/Pictures/2000000E000002F0000002F03E4CD99FD3671650.svm" manifest:media-type="image/x-svm"/>
  <manifest:file-entry manifest:full-path="Object 7/Pictures/100002000000001C0000001C26DF82F820D62784.png" manifest:media-type="image/png"/>
  <manifest:file-entry manifest:full-path="Object 7/Pictures/100002000000001C0000001C7D2BB185E5C1F2B9.png" manifest:media-type="image/png"/>
  <manifest:file-entry manifest:full-path="Object 7/Pictures/2000000E000002F0000002F01638FA137E3BB495.svm" manifest:media-type="image/x-svm"/>
  <manifest:file-entry manifest:full-path="Object 7/Pictures/100002000000001C0000001CB347ED2B5E94FDD7.png" manifest:media-type="image/png"/>
  <manifest:file-entry manifest:full-path="Object 7/Pictures/100002000000001C0000001CE0DCCFC6A11579BF.png" manifest:media-type="image/png"/>
  <manifest:file-entry manifest:full-path="Object 7/Pictures/100000000000000800000008AF13296C83EFC3AD.png" manifest:media-type="image/png"/>
  <manifest:file-entry manifest:full-path="Object 7/Pictures/100000000000000800000008EAB9AFBD709C64D9.png" manifest:media-type="image/png"/>
  <manifest:file-entry manifest:full-path="Object 7/Pictures/100000000000000800000008BF8A585D75699C64.png" manifest:media-type="image/png"/>
  <manifest:file-entry manifest:full-path="Object 7/Pictures/100002000000001C0000001C206B4B97C1DE3491.png" manifest:media-type="image/png"/>
  <manifest:file-entry manifest:full-path="Object 7/Pictures/100000000000000800000008A74254ADCC975CDC.png" manifest:media-type="image/png"/>
  <manifest:file-entry manifest:full-path="Object 7/Pictures/2000000E000002F0000002F0626DA39C1EE937A2.svm" manifest:media-type="image/x-svm"/>
  <manifest:file-entry manifest:full-path="Object 7/Pictures/2000000E000002F0000002F049C6D946B4384020.svm" manifest:media-type="image/x-svm"/>
  <manifest:file-entry manifest:full-path="Object 7/Pictures/100002000000001C0000001C74CD2B808D2F1AFD.png" manifest:media-type="image/png"/>
  <manifest:file-entry manifest:full-path="Object 7/Pictures/2000000E000002F0000002F029FEB592074651EC.svm" manifest:media-type="image/x-svm"/>
  <manifest:file-entry manifest:full-path="Object 7/Pictures/2000000E000002F0000002F030FDA4CD670A0183.svm" manifest:media-type="image/x-svm"/>
  <manifest:file-entry manifest:full-path="Object 7/Pictures/100002000000001C0000001C9A8589385D49140D.png" manifest:media-type="image/png"/>
  <manifest:file-entry manifest:full-path="Object 7/Pictures/2000000E000002F0000002F0298370261F2805A9.svm" manifest:media-type="image/x-svm"/>
  <manifest:file-entry manifest:full-path="Object 7/Pictures/100002000000001C0000001CE629D47C8803671D.png" manifest:media-type="image/png"/>
  <manifest:file-entry manifest:full-path="Object 7/Pictures/2000000E000002F0000002F019750415DCBABE1C.svm" manifest:media-type="image/x-svm"/>
  <manifest:file-entry manifest:full-path="Object 7/Pictures/100002000000001C0000001C934AD5CDB34FE468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Pictures/2000000E000002A30000018FFB1CC256407945B9.svm" manifest:media-type="image/x-svm"/>
  <manifest:file-entry manifest:full-path="Object 13/Pictures/10000200000000190000000F2B249361F0637555.png" manifest:media-type="image/png"/>
  <manifest:file-entry manifest:full-path="Object 13/Pictures/2000000E000002A00000018F2BE8D39BDDEFE3D3.svm" manifest:media-type="image/x-svm"/>
  <manifest:file-entry manifest:full-path="Object 13/Pictures/100000000000000800000008EAB9AFBD709C64D9.png" manifest:media-type="image/png"/>
  <manifest:file-entry manifest:full-path="Object 13/Pictures/10000200000000190000000F208925DE33FBA0C8.png" manifest:media-type="image/png"/>
  <manifest:file-entry manifest:full-path="Object 13/Pictures/10000200000000190000000F1E117A9DF9D5A30B.png" manifest:media-type="image/png"/>
  <manifest:file-entry manifest:full-path="Object 13/Pictures/2000000E000002A20000018F142E9C1AA49206AA.svm" manifest:media-type="image/x-svm"/>
  <manifest:file-entry manifest:full-path="Object 13/Pictures/10000200000000190000000F5DA32845B7C79418.png" manifest:media-type="image/png"/>
  <manifest:file-entry manifest:full-path="Object 13/Pictures/2000000E000002A20000018F039CF01770B34116.svm" manifest:media-type="image/x-svm"/>
  <manifest:file-entry manifest:full-path="Object 13/Pictures/10000200000000190000000FEBE3F944142A1AB1.png" manifest:media-type="image/png"/>
  <manifest:file-entry manifest:full-path="Object 13/Pictures/100000000000000800000008BF8A585D75699C64.png" manifest:media-type="image/png"/>
  <manifest:file-entry manifest:full-path="Object 13/Pictures/2000000E000002A10000018F145359AEBCFC52EF.svm" manifest:media-type="image/x-svm"/>
  <manifest:file-entry manifest:full-path="Object 13/Pictures/2000000E000002A10000018F5FBD8A14BD3D60E4.svm" manifest:media-type="image/x-svm"/>
  <manifest:file-entry manifest:full-path="Object 13/Pictures/100000000000000800000008A74254ADCC975CDC.png" manifest:media-type="image/png"/>
  <manifest:file-entry manifest:full-path="Object 13/Pictures/100000000000000800000008AF13296C83EFC3AD.png" manifest:media-type="image/png"/>
  <manifest:file-entry manifest:full-path="Object 13/Pictures/2000000E000002A10000018F7416F0CE17EC1766.svm" manifest:media-type="image/x-svm"/>
  <manifest:file-entry manifest:full-path="Object 13/Pictures/10000200000000190000000F05FF53CD8B9C0C73.png" manifest:media-type="image/png"/>
  <manifest:file-entry manifest:full-path="Object 13/Pictures/10000200000000190000000F2B3900494279A077.png" manifest:media-type="image/png"/>
  <manifest:file-entry manifest:full-path="Object 13/Pictures/100002000000001A0000000FC82D2042421C0C50.png" manifest:media-type="image/png"/>
  <manifest:file-entry manifest:full-path="Object 13/Pictures/10000200000000190000000F2A34F7EA0CCC6C5A.png" manifest:media-type="image/png"/>
  <manifest:file-entry manifest:full-path="Object 13/Pictures/2000000E0000029F0000018F0D2D8D45C4DE56C5.svm" manifest:media-type="image/x-svm"/>
  <manifest:file-entry manifest:full-path="Object 13/Pictures/2000000E0000029F0000018F24A52D9D7F6EE95A.svm" manifest:media-type="image/x-svm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Pictures/2000000E000002F0000002F0C6CCEBDEE3AD12FF.svm" manifest:media-type="image/x-svm"/>
  <manifest:file-entry manifest:full-path="Object 8/Pictures/2000000E000002F0000002F03E4CD99FD3671650.svm" manifest:media-type="image/x-svm"/>
  <manifest:file-entry manifest:full-path="Object 8/Pictures/100002000000001C0000001C26DF82F820D62784.png" manifest:media-type="image/png"/>
  <manifest:file-entry manifest:full-path="Object 8/Pictures/100002000000001C0000001C7D2BB185E5C1F2B9.png" manifest:media-type="image/png"/>
  <manifest:file-entry manifest:full-path="Object 8/Pictures/2000000E000002F0000002F01638FA137E3BB495.svm" manifest:media-type="image/x-svm"/>
  <manifest:file-entry manifest:full-path="Object 8/Pictures/100002000000001C0000001CB347ED2B5E94FDD7.png" manifest:media-type="image/png"/>
  <manifest:file-entry manifest:full-path="Object 8/Pictures/100002000000001C0000001CE0DCCFC6A11579BF.png" manifest:media-type="image/png"/>
  <manifest:file-entry manifest:full-path="Object 8/Pictures/100000000000000800000008AF13296C83EFC3AD.png" manifest:media-type="image/png"/>
  <manifest:file-entry manifest:full-path="Object 8/Pictures/100000000000000800000008EAB9AFBD709C64D9.png" manifest:media-type="image/png"/>
  <manifest:file-entry manifest:full-path="Object 8/Pictures/100000000000000800000008BF8A585D75699C64.png" manifest:media-type="image/png"/>
  <manifest:file-entry manifest:full-path="Object 8/Pictures/100002000000001C0000001C206B4B97C1DE3491.png" manifest:media-type="image/png"/>
  <manifest:file-entry manifest:full-path="Object 8/Pictures/100000000000000800000008A74254ADCC975CDC.png" manifest:media-type="image/png"/>
  <manifest:file-entry manifest:full-path="Object 8/Pictures/2000000E000002F0000002F0626DA39C1EE937A2.svm" manifest:media-type="image/x-svm"/>
  <manifest:file-entry manifest:full-path="Object 8/Pictures/2000000E000002F0000002F049C6D946B4384020.svm" manifest:media-type="image/x-svm"/>
  <manifest:file-entry manifest:full-path="Object 8/Pictures/100002000000001C0000001C74CD2B808D2F1AFD.png" manifest:media-type="image/png"/>
  <manifest:file-entry manifest:full-path="Object 8/Pictures/2000000E000002F0000002F029FEB592074651EC.svm" manifest:media-type="image/x-svm"/>
  <manifest:file-entry manifest:full-path="Object 8/Pictures/2000000E000002F0000002F030FDA4CD670A0183.svm" manifest:media-type="image/x-svm"/>
  <manifest:file-entry manifest:full-path="Object 8/Pictures/100002000000001C0000001C9A8589385D49140D.png" manifest:media-type="image/png"/>
  <manifest:file-entry manifest:full-path="Object 8/Pictures/2000000E000002F0000002F0298370261F2805A9.svm" manifest:media-type="image/x-svm"/>
  <manifest:file-entry manifest:full-path="Object 8/Pictures/100002000000001C0000001CE629D47C8803671D.png" manifest:media-type="image/png"/>
  <manifest:file-entry manifest:full-path="Object 8/Pictures/2000000E000002F0000002F019750415DCBABE1C.svm" manifest:media-type="image/x-svm"/>
  <manifest:file-entry manifest:full-path="Object 8/Pictures/100002000000001C0000001C934AD5CDB34FE468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37.78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2e0ae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fo:background-color="#c2e0ae" fo:border="0.99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4" style:family="table-cell" style:parent-style-name="Default" style:data-style-name="N4">
      <style:table-cell-properties fo:border="0.99pt solid #000000"/>
    </style:style>
    <style:style style:name="ce25" style:family="table-cell" style:parent-style-name="Default" style:data-style-name="N4">
      <style:table-cell-properties fo:background-color="transparent" fo:border="0.99pt solid #000000"/>
    </style:style>
    <style:style style:name="ce26" style:family="table-cell" style:parent-style-name="Default" style:data-style-name="N4">
      <style:table-cell-properties fo:background-color="#f04e4d" fo:border="0.99pt solid #000000"/>
    </style:style>
    <style:style style:name="ce27" style:family="table-cell" style:parent-style-name="Default" style:data-style-name="N4">
      <style:table-cell-properties fo:background-color="#fff200" fo:border="0.99pt solid #000000"/>
    </style:style>
    <style:style style:name="ce28" style:family="table-cell" style:parent-style-name="Default">
      <style:table-cell-properties fo:background-color="#c2e0ae" fo:border="0.99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ackground-color="#c2e0ae" style:text-align-source="fix" style:repeat-content="false" fo:border="0.99pt solid #000000"/>
      <style:paragraph-properties fo:text-align="center" fo:margin-left="0mm"/>
    </style:style>
    <style:style style:name="ce30" style:family="table-cell" style:parent-style-name="Default" style:data-style-name="N2">
      <style:table-cell-properties fo:background-color="#c2e0ae" fo:border="0.99pt solid #000000"/>
    </style:style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WenQuanYi Micro Hei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5mm" svg:height="90.16mm" svg:x="204.51mm" svg:y="167.44mm">
            <draw:object draw:notify-on-update-of-ranges="Sheet1.I2:Sheet1.M2 Sheet1.A3:Sheet1.A3 Sheet1.I5:Sheet1.M5 Sheet1.A8:Sheet1.A8 Sheet1.I10:Sheet1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0.05mm" svg:height="90.16mm" svg:x="202.01mm" svg:y="62.74mm">
            <draw:object draw:notify-on-update-of-ranges="Sheet1.I2:Sheet1.M2 Sheet1.A3:Sheet1.A3 Sheet1.I4:Sheet1.M4 Sheet1.A8:Sheet1.A8 Sheet1.I9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0.05mm" svg:height="90.16mm" svg:x="197.13mm" svg:y="247.37mm">
            <draw:object draw:notify-on-update-of-ranges="Sheet1.I2:Sheet1.M2 Sheet1.A3:Sheet1.A3 Sheet1.I6:Sheet1.M6 Sheet1.A8:Sheet1.A8 Sheet1.I11:Sheet1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05mm" svg:height="90.16mm" svg:x="199.29mm" svg:y="342.12mm">
            <draw:object draw:notify-on-update-of-ranges="Sheet1.E2:Sheet1.H2 Sheet1.A3:Sheet1.A3 Sheet1.I7:Sheet1.M7 Sheet1.A8:Sheet1.A8 Sheet1.I12:Sheet1.M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05mm" svg:height="90.16mm" svg:x="28.27mm" svg:y="54.34mm">
            <draw:object draw:notify-on-update-of-ranges="Sheet1.E2:Sheet1.H2 Sheet1.A3:Sheet1.A3 Sheet1.E4:Sheet1.H4 Sheet1.A8:Sheet1.A8 Sheet1.E9:Sheet1.H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0.05mm" svg:height="90.16mm" svg:x="27.47mm" svg:y="150.88mm">
            <draw:object draw:notify-on-update-of-ranges="Sheet1.E2:Sheet1.H2 Sheet1.A3:Sheet1.A3 Sheet1.E5:Sheet1.H5 Sheet1.A8:Sheet1.A8 Sheet1.E10:Sheet1.H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160.05mm" svg:height="90.16mm" svg:x="34.9mm" svg:y="249.02mm">
            <draw:object draw:notify-on-update-of-ranges="Sheet1.E2:Sheet1.H2 Sheet1.A3:Sheet1.A3 Sheet1.E6:Sheet1.H6 Sheet1.A8:Sheet1.A8 Sheet1.E11:Sheet1.H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160.05mm" svg:height="90.16mm" svg:x="35.84mm" svg:y="341.03mm">
            <draw:object draw:notify-on-update-of-ranges="Sheet1.E2:Sheet1.H2 Sheet1.A3:Sheet1.A3 Sheet1.E7:Sheet1.H7 Sheet1.A8:Sheet1.A8 Sheet1.E12:Sheet1.H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8" draw:style-name="gr1" draw:text-style-name="P1" svg:width="160.05mm" svg:height="90.16mm" svg:x="207.57mm" svg:y="434.58mm">
            <draw:object draw:notify-on-update-of-ranges="Sheet1.E2:Sheet1.H2 Sheet1.A3:Sheet1.A3 Sheet1.I7:Sheet1.M7 Sheet1.A8:Sheet1.A8 Sheet1.I12:Sheet1.M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404.75mm" svg:y="167mm">
            <draw:object draw:notify-on-update-of-ranges="Sheet1.E2:Sheet1.M2 Sheet1.A3:Sheet1.A3 Sheet1.E7:Sheet1.M7 Sheet1.A8:Sheet1.A8 Sheet1.E12:Sheet1.M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style-name="gr1" draw:text-style-name="P1" svg:width="158.93mm" svg:height="89.97mm" svg:x="400.8mm" svg:y="295.25mm">
            <draw:object draw:notify-on-update-of-ranges="Sheet1.E2:Sheet1.M2 Sheet1.A3:Sheet1.A3 Sheet1.E7:Sheet1.M7 Sheet1.A8:Sheet1.A8 Sheet1.E12:Sheet1.M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" draw:style-name="gr1" draw:text-style-name="P1" svg:width="158.93mm" svg:height="89.97mm" svg:x="403.47mm" svg:y="384.52mm">
            <draw:object draw:notify-on-update-of-ranges="Sheet1.E2:Sheet1.M2 Sheet1.A3:Sheet1.A3 Sheet1.E7:Sheet1.M7 Sheet1.A8:Sheet1.A8 Sheet1.E12:Sheet1.M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2" draw:style-name="gr1" draw:text-style-name="P1" svg:width="159.99mm" svg:height="89.99mm" svg:x="576.23mm" svg:y="213.14mm">
            <draw:object draw:notify-on-update-of-ranges="Sheet1.E2:Sheet1.M2 Sheet1.A3:Sheet1.A3 Sheet1.E7:Sheet1.M7 Sheet1.A8:Sheet1.A8 Sheet1.E12:Sheet1.M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abela: Dados simulação</text:p>
          </table:table-cell>
          <table:covered-table-cell table:number-columns-repeated="3" table:style-name="ce2"/>
          <table:covered-table-cell table:style-name="ce1"/>
          <table:covered-table-cell table:number-columns-repeated="8" table:style-name="ce2"/>
          <table:covered-table-cell table:style-name="ce6"/>
          <table:table-cell table:style-name="ce9"/>
          <table:table-cell/>
          <table:table-cell table:style-name="ce1" office:value-type="string" calcext:value-type="string" table:number-columns-spanned="10" table:number-rows-spanned="1">
            <text:p>Tabela: Comparação FinFET e CMOS</text:p>
          </table:table-cell>
          <table:covered-table-cell table:number-columns-repeated="8" table:style-name="ce2"/>
          <table:covered-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Parameter</text:p>
          </table:table-cell>
          <table:table-cell table:style-name="ce2" table:number-columns-repeated="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0" office:value-type="string" calcext:value-type="string">
            <text:p>Average</text:p>
          </table:table-cell>
          <table:table-cell table:number-columns-repeated="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8"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CMOS</text:p>
          </table:table-cell>
          <table:table-cell table:style-name="ce18" office:value-type="string" calcext:value-type="string">
            <text:p>LET (keVcm²/mg)</text:p>
          </table:table-cell>
          <table:table-cell table:style-name="ce2" table:number-columns-repeated="2"/>
          <table:table-cell table:style-name="ce18" office:value-type="float" office:value="13.19" calcext:value-type="float">
            <text:p>13,19</text:p>
          </table:table-cell>
          <table:table-cell table:style-name="ce18" office:value-type="float" office:value="27.27" calcext:value-type="float">
            <text:p>27,27</text:p>
          </table:table-cell>
          <table:table-cell table:number-columns-repeated="3" table:style-name="ce18" office:value-type="float" office:value="13.19" calcext:value-type="float">
            <text:p>13,19</text:p>
          </table:table-cell>
          <table:table-cell table:number-columns-repeated="2" table:style-name="ce18" office:value-type="float" office:value="27.27" calcext:value-type="float">
            <text:p>27,27</text:p>
          </table:table-cell>
          <table:table-cell table:style-name="ce18" office:value-type="float" office:value="13.19" calcext:value-type="float">
            <text:p>13,19</text:p>
          </table:table-cell>
          <table:table-cell table:style-name="ce18" office:value-type="float" office:value="27.27" calcext:value-type="float">
            <text:p>27,27</text:p>
          </table:table-cell>
          <table:table-cell table:style-name="ce21" table:formula="of:=SUM([.E3:.M3])/9" office:value-type="float" office:value="19.4477777777778" calcext:value-type="float">
            <text:p>19,45</text:p>
          </table:table-cell>
          <table:table-cell/>
          <table:table-cell table:style-name="ce18" office:value-type="string" calcext:value-type="string">
            <text:p>LET (keVcm²/mg)</text:p>
          </table:table-cell>
          <table:table-cell table:number-columns-repeated="9" table:style-name="ce23" office:value-type="string" calcext:value-type="string">
            <text:p>--</text:p>
          </table:table-cell>
          <table:table-cell table:style-name="ce29" office:value-type="string" calcext:value-type="string">
            <text:p>--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18" office:value-type="string" calcext:value-type="string">
            <text:p>Delay (ps)</text:p>
          </table:table-cell>
          <table:table-cell table:style-name="ce18" table:number-columns-repeated="2"/>
          <table:table-cell table:style-name="ce18" office:value-type="float" office:value="24.47" calcext:value-type="float">
            <text:p>24,47</text:p>
          </table:table-cell>
          <table:table-cell table:style-name="ce18" office:value-type="float" office:value="23.13" calcext:value-type="float">
            <text:p>23,13</text:p>
          </table:table-cell>
          <table:table-cell table:style-name="ce18" office:value-type="float" office:value="22.68" calcext:value-type="float">
            <text:p>22,68</text:p>
          </table:table-cell>
          <table:table-cell table:style-name="ce18" office:value-type="float" office:value="22.4" calcext:value-type="float">
            <text:p>22,4</text:p>
          </table:table-cell>
          <table:table-cell table:style-name="ce18" office:value-type="float" office:value="17.58" calcext:value-type="float">
            <text:p>17,58</text:p>
          </table:table-cell>
          <table:table-cell table:style-name="ce18" office:value-type="float" office:value="20.16" calcext:value-type="float">
            <text:p>20,16</text:p>
          </table:table-cell>
          <table:table-cell table:style-name="ce18" office:value-type="float" office:value="20.18" calcext:value-type="float">
            <text:p>20,18</text:p>
          </table:table-cell>
          <table:table-cell table:style-name="ce18" office:value-type="float" office:value="21.26" calcext:value-type="float">
            <text:p>21,26</text:p>
          </table:table-cell>
          <table:table-cell table:style-name="ce18" office:value-type="float" office:value="21.13" calcext:value-type="float">
            <text:p>21,13</text:p>
          </table:table-cell>
          <table:table-cell table:style-name="ce21" table:formula="of:=SUM([.E4:.M4])/9" office:value-type="float" office:value="21.4433333333333" calcext:value-type="float">
            <text:p>21,44</text:p>
          </table:table-cell>
          <table:table-cell/>
          <table:table-cell table:style-name="ce18" office:value-type="string" calcext:value-type="string">
            <text:p>Delay (ps)</text:p>
          </table:table-cell>
          <table:table-cell table:style-name="ce24" table:formula="of:=(([.E9]*100)/[.E4])" office:value-type="float" office:value="30.7315079689416" calcext:value-type="float">
            <text:p>30,73</text:p>
          </table:table-cell>
          <table:table-cell table:style-name="ce24" table:formula="of:=(([.F9]*100)/[.F4])" office:value-type="float" office:value="39.6454820579334" calcext:value-type="float">
            <text:p>39,65</text:p>
          </table:table-cell>
          <table:table-cell table:style-name="ce24" table:formula="of:=(([.G9]*100)/[.G4])" office:value-type="float" office:value="28.1746031746032" calcext:value-type="float">
            <text:p>28,17</text:p>
          </table:table-cell>
          <table:table-cell table:style-name="ce24" table:formula="of:=(([.H9]*100)/[.H4])" office:value-type="float" office:value="30.3571428571429" calcext:value-type="float">
            <text:p>30,36</text:p>
          </table:table-cell>
          <table:table-cell table:style-name="ce25" table:formula="of:=(([.I9]*100)/[.I4])" office:value-type="float" office:value="25.3697383390216" calcext:value-type="float">
            <text:p>25,37</text:p>
          </table:table-cell>
          <table:table-cell table:style-name="ce24" table:formula="of:=(([.J9]*100)/[.J4])" office:value-type="float" office:value="34.9702380952381" calcext:value-type="float">
            <text:p>34,97</text:p>
          </table:table-cell>
          <table:table-cell table:style-name="ce24" table:formula="of:=(([.K9]*100)/[.K4])" office:value-type="float" office:value="33.4489593657086" calcext:value-type="float">
            <text:p>33,45</text:p>
          </table:table-cell>
          <table:table-cell table:style-name="ce27" table:formula="of:=(([.L9]*100)/[.L4])" office:value-type="float" office:value="23.0950141110066" calcext:value-type="float">
            <text:p>23,10</text:p>
          </table:table-cell>
          <table:table-cell table:style-name="ce24" table:formula="of:=(([.M9]*100)/[.M4])" office:value-type="float" office:value="36.630383341221" calcext:value-type="float">
            <text:p>36,63</text:p>
          </table:table-cell>
          <table:table-cell table:style-name="ce30" table:formula="of:=(([.N9]*100)/[.N4])" office:value-type="float" office:value="31.4990414011089" calcext:value-type="float">
            <text:p>31,50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Energy (fJ)</text:p>
          </table:table-cell>
          <table:table-cell table:style-name="ce18" table:number-columns-repeated="2"/>
          <table:table-cell table:style-name="ce18" office:value-type="float" office:value="6.76" calcext:value-type="float">
            <text:p>6,76</text:p>
          </table:table-cell>
          <table:table-cell table:style-name="ce18" office:value-type="float" office:value="7.06" calcext:value-type="float">
            <text:p>7,06</text:p>
          </table:table-cell>
          <table:table-cell table:style-name="ce18" office:value-type="float" office:value="6.82" calcext:value-type="float">
            <text:p>6,82</text:p>
          </table:table-cell>
          <table:table-cell table:style-name="ce18" office:value-type="float" office:value="6.56" calcext:value-type="float">
            <text:p>6,56</text:p>
          </table:table-cell>
          <table:table-cell table:style-name="ce18" office:value-type="float" office:value="6.7" calcext:value-type="float">
            <text:p>6,7</text:p>
          </table:table-cell>
          <table:table-cell table:number-columns-repeated="2" table:style-name="ce18" office:value-type="float" office:value="7.69" calcext:value-type="float">
            <text:p>7,69</text:p>
          </table:table-cell>
          <table:table-cell table:style-name="ce18" office:value-type="float" office:value="6.08" calcext:value-type="float">
            <text:p>6,08</text:p>
          </table:table-cell>
          <table:table-cell table:style-name="ce18" office:value-type="float" office:value="6.95" calcext:value-type="float">
            <text:p>6,95</text:p>
          </table:table-cell>
          <table:table-cell table:style-name="ce21" table:formula="of:=SUM([.E5:.M5])/9" office:value-type="float" office:value="6.92333333333333" calcext:value-type="float">
            <text:p>6,92</text:p>
          </table:table-cell>
          <table:table-cell/>
          <table:table-cell table:style-name="ce18" office:value-type="string" calcext:value-type="string">
            <text:p>Energy (fJ)</text:p>
          </table:table-cell>
          <table:table-cell table:style-name="ce24" table:formula="of:=(([.E10]*100)/[.E5])" office:value-type="float" office:value="93.0473372781065" calcext:value-type="float">
            <text:p>93,05</text:p>
          </table:table-cell>
          <table:table-cell table:style-name="ce24" table:formula="of:=(([.F10]*100)/[.F5])" office:value-type="float" office:value="99.4334277620397" calcext:value-type="float">
            <text:p>99,43</text:p>
          </table:table-cell>
          <table:table-cell table:style-name="ce26" table:formula="of:=(([.G10]*100)/[.G5])" office:value-type="float" office:value="109.384164222874" calcext:value-type="float">
            <text:p>109,38</text:p>
          </table:table-cell>
          <table:table-cell table:style-name="ce26" table:formula="of:=(([.H10]*100)/[.H5])" office:value-type="float" office:value="101.676829268293" calcext:value-type="float">
            <text:p>101,68</text:p>
          </table:table-cell>
          <table:table-cell table:style-name="ce24" table:formula="of:=(([.I10]*100)/[.I5])" office:value-type="float" office:value="95.5223880597015" calcext:value-type="float">
            <text:p>95,52</text:p>
          </table:table-cell>
          <table:table-cell table:style-name="ce24" table:formula="of:=(([.J10]*100)/[.J5])" office:value-type="float" office:value="90.2470741222367" calcext:value-type="float">
            <text:p>90,25</text:p>
          </table:table-cell>
          <table:table-cell table:style-name="ce24" table:formula="of:=(([.K10]*100)/[.K5])" office:value-type="float" office:value="89.5968790637191" calcext:value-type="float">
            <text:p>89,60</text:p>
          </table:table-cell>
          <table:table-cell table:style-name="ce27" table:formula="of:=(([.L10]*100)/[.L5])" office:value-type="float" office:value="81.7434210526316" calcext:value-type="float">
            <text:p>81,74</text:p>
          </table:table-cell>
          <table:table-cell table:style-name="ce24" table:formula="of:=(([.M10]*100)/[.M5])" office:value-type="float" office:value="90.2158273381295" calcext:value-type="float">
            <text:p>90,22</text:p>
          </table:table-cell>
          <table:table-cell table:style-name="ce30" table:formula="of:=(([.N10]*100)/[.N5])" office:value-type="float" office:value="94.5434119723962" calcext:value-type="float">
            <text:p>94,54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Power (<text:span text:style-name="T1">μ</text:span>W)</text:p>
          </table:table-cell>
          <table:table-cell table:style-name="ce18" table:number-columns-repeated="2"/>
          <table:table-cell table:style-name="ce18" office:value-type="float" office:value="0.38" calcext:value-type="float">
            <text:p>0,38</text:p>
          </table:table-cell>
          <table:table-cell table:style-name="ce19" office:value-type="float" office:value="0.39" calcext:value-type="float">
            <text:p>0,39</text:p>
          </table:table-cell>
          <table:table-cell table:style-name="ce18" office:value-type="float" office:value="0.38" calcext:value-type="float">
            <text:p>0,38</text:p>
          </table:table-cell>
          <table:table-cell table:style-name="ce18" office:value-type="float" office:value="0.36" calcext:value-type="float">
            <text:p>0,36</text:p>
          </table:table-cell>
          <table:table-cell table:style-name="ce18" office:value-type="float" office:value="0.37" calcext:value-type="float">
            <text:p>0,37</text:p>
          </table:table-cell>
          <table:table-cell table:number-columns-repeated="2" table:style-name="ce18" office:value-type="float" office:value="0.43" calcext:value-type="float">
            <text:p>0,43</text:p>
          </table:table-cell>
          <table:table-cell table:style-name="ce18" office:value-type="float" office:value="0.34" calcext:value-type="float">
            <text:p>0,34</text:p>
          </table:table-cell>
          <table:table-cell table:style-name="ce18" office:value-type="float" office:value="0.39" calcext:value-type="float">
            <text:p>0,39</text:p>
          </table:table-cell>
          <table:table-cell table:style-name="ce21" table:formula="of:=SUM([.E6:.M6])/9" office:value-type="float" office:value="0.385555555555555" calcext:value-type="float">
            <text:p>0,39</text:p>
          </table:table-cell>
          <table:table-cell/>
          <table:table-cell table:style-name="ce18" office:value-type="string" calcext:value-type="string">
            <text:p>Power (<text:span text:style-name="T1">μ</text:span>W)</text:p>
          </table:table-cell>
          <table:table-cell table:style-name="ce24" table:formula="of:=(([.E11]*100)/[.E6])" office:value-type="float" office:value="92.1052631578947" calcext:value-type="float">
            <text:p>92,11</text:p>
          </table:table-cell>
          <table:table-cell table:style-name="ce24" table:formula="of:=(([.F11]*100)/[.F6])" office:value-type="float" office:value="100" calcext:value-type="float">
            <text:p>100,00</text:p>
          </table:table-cell>
          <table:table-cell table:style-name="ce26" table:formula="of:=(([.G11]*100)/[.G6])" office:value-type="float" office:value="107.894736842105" calcext:value-type="float">
            <text:p>107,89</text:p>
          </table:table-cell>
          <table:table-cell table:style-name="ce26" table:formula="of:=(([.H11]*100)/[.H6])" office:value-type="float" office:value="102.777777777778" calcext:value-type="float">
            <text:p>102,78</text:p>
          </table:table-cell>
          <table:table-cell table:style-name="ce24" table:formula="of:=(([.I11]*100)/[.I6])" office:value-type="float" office:value="97.2972972972973" calcext:value-type="float">
            <text:p>97,30</text:p>
          </table:table-cell>
          <table:table-cell table:style-name="ce24" table:formula="of:=(([.J11]*100)/[.J6])" office:value-type="float" office:value="90.6976744186047" calcext:value-type="float">
            <text:p>90,70</text:p>
          </table:table-cell>
          <table:table-cell table:style-name="ce24" table:formula="of:=(([.K11]*100)/[.K6])" office:value-type="float" office:value="88.3720930232558" calcext:value-type="float">
            <text:p>88,37</text:p>
          </table:table-cell>
          <table:table-cell table:style-name="ce27" table:formula="of:=(([.L11]*100)/[.L6])" office:value-type="float" office:value="82.3529411764706" calcext:value-type="float">
            <text:p>82,35</text:p>
          </table:table-cell>
          <table:table-cell table:style-name="ce24" table:formula="of:=(([.M11]*100)/[.M6])" office:value-type="float" office:value="89.7435897435897" calcext:value-type="float">
            <text:p>89,74</text:p>
          </table:table-cell>
          <table:table-cell table:style-name="ce30" table:formula="of:=(([.N11]*100)/[.N6])" office:value-type="float" office:value="94.5244956772335" calcext:value-type="float">
            <text:p>94,52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PDP (aJ)</text:p>
          </table:table-cell>
          <table:table-cell table:style-name="ce18" table:number-columns-repeated="2"/>
          <table:table-cell table:style-name="ce18" office:value-type="float" office:value="9.19" calcext:value-type="float">
            <text:p>9,19</text:p>
          </table:table-cell>
          <table:table-cell table:style-name="ce18" office:value-type="float" office:value="9.07" calcext:value-type="float">
            <text:p>9,07</text:p>
          </table:table-cell>
          <table:table-cell table:style-name="ce18" office:value-type="float" office:value="8.59" calcext:value-type="float">
            <text:p>8,59</text:p>
          </table:table-cell>
          <table:table-cell table:style-name="ce18" office:value-type="float" office:value="8.17" calcext:value-type="float">
            <text:p>8,17</text:p>
          </table:table-cell>
          <table:table-cell table:style-name="ce18" office:value-type="float" office:value="6.55" calcext:value-type="float">
            <text:p>6,55</text:p>
          </table:table-cell>
          <table:table-cell table:style-name="ce18" office:value-type="float" office:value="8.61" calcext:value-type="float">
            <text:p>8,61</text:p>
          </table:table-cell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7.18" calcext:value-type="float">
            <text:p>7,18</text:p>
          </table:table-cell>
          <table:table-cell table:style-name="ce18" office:value-type="float" office:value="8.16" calcext:value-type="float">
            <text:p>8,16</text:p>
          </table:table-cell>
          <table:table-cell table:style-name="ce21" table:formula="of:=SUM([.E7:.M7])/9" office:value-type="float" office:value="8.23777777777778" calcext:value-type="float">
            <text:p>8,24</text:p>
          </table:table-cell>
          <table:table-cell/>
          <table:table-cell table:style-name="ce18" office:value-type="string" calcext:value-type="string">
            <text:p>PDP (aJ)</text:p>
          </table:table-cell>
          <table:table-cell table:style-name="ce24" table:formula="of:=(([.E12]*100)/[.E7])" office:value-type="float" office:value="28.6180631120783" calcext:value-type="float">
            <text:p>28,62</text:p>
          </table:table-cell>
          <table:table-cell table:style-name="ce25" table:formula="of:=(([.F12]*100)/[.F7])" office:value-type="float" office:value="39.470782800441" calcext:value-type="float">
            <text:p>39,47</text:p>
          </table:table-cell>
          <table:table-cell table:style-name="ce24" table:formula="of:=(([.G12]*100)/[.G7])" office:value-type="float" office:value="30.8498253783469" calcext:value-type="float">
            <text:p>30,85</text:p>
          </table:table-cell>
          <table:table-cell table:style-name="ce24" table:formula="of:=(([.H12]*100)/[.H7])" office:value-type="float" office:value="30.844553243574" calcext:value-type="float">
            <text:p>30,84</text:p>
          </table:table-cell>
          <table:table-cell table:style-name="ce24" table:formula="of:=(([.I12]*100)/[.I7])" office:value-type="float" office:value="24.1221374045802" calcext:value-type="float">
            <text:p>24,12</text:p>
          </table:table-cell>
          <table:table-cell table:style-name="ce24" table:formula="of:=(([.J12]*100)/[.J7])" office:value-type="float" office:value="31.5911730545877" calcext:value-type="float">
            <text:p>31,59</text:p>
          </table:table-cell>
          <table:table-cell table:style-name="ce24" table:formula="of:=(([.K12]*100)/[.K7])" office:value-type="float" office:value="30.046403712297" calcext:value-type="float">
            <text:p>30,05</text:p>
          </table:table-cell>
          <table:table-cell table:style-name="ce27" table:formula="of:=(([.L12]*100)/[.L7])" office:value-type="float" office:value="18.8022284122563" calcext:value-type="float">
            <text:p>18,80</text:p>
          </table:table-cell>
          <table:table-cell table:style-name="ce24" table:formula="of:=(([.M12]*100)/[.M7])" office:value-type="float" office:value="33.0882352941176" calcext:value-type="float">
            <text:p>33,09</text:p>
          </table:table-cell>
          <table:table-cell table:style-name="ce30" table:formula="of:=(([.N12]*100)/[.N7])" office:value-type="float" office:value="30.105206366334" calcext:value-type="float">
            <text:p>30,1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FinFET</text:p>
          </table:table-cell>
          <table:table-cell table:style-name="ce18" office:value-type="string" calcext:value-type="string">
            <text:p>LET</text:p>
          </table:table-cell>
          <table:table-cell table:style-name="ce18" table:number-columns-repeated="2"/>
          <table:table-cell table:style-name="ce18" office:value-type="float" office:value="43.1" calcext:value-type="float">
            <text:p>43,1</text:p>
          </table:table-cell>
          <table:table-cell table:style-name="ce18" office:value-type="float" office:value="73.01" calcext:value-type="float">
            <text:p>73,01</text:p>
          </table:table-cell>
          <table:table-cell table:style-name="ce18" office:value-type="float" office:value="51.9" calcext:value-type="float">
            <text:p>51,9</text:p>
          </table:table-cell>
          <table:table-cell table:style-name="ce18" office:value-type="float" office:value="43.1" calcext:value-type="float">
            <text:p>43,1</text:p>
          </table:table-cell>
          <table:table-cell table:style-name="ce18" office:value-type="float" office:value="53.66" calcext:value-type="float">
            <text:p>53,66</text:p>
          </table:table-cell>
          <table:table-cell table:number-columns-repeated="2" table:style-name="ce18" office:value-type="float" office:value="73.01" calcext:value-type="float">
            <text:p>73,01</text:p>
          </table:table-cell>
          <table:table-cell table:style-name="ce18" office:value-type="float" office:value="43.1" calcext:value-type="float">
            <text:p>43,1</text:p>
          </table:table-cell>
          <table:table-cell table:style-name="ce18" office:value-type="float" office:value="73.01" calcext:value-type="float">
            <text:p>73,01</text:p>
          </table:table-cell>
          <table:table-cell table:style-name="ce21" table:formula="of:=SUM([.E8:.M8])/9" office:value-type="float" office:value="58.5444444444445" calcext:value-type="float">
            <text:p>58,54</text:p>
          </table:table-cell>
          <table:table-cell table:number-columns-repeated="15"/>
        </table:table-row>
        <table:table-row table:style-name="ro1">
          <table:covered-table-cell table:style-name="ce6"/>
          <table:table-cell table:style-name="ce18" office:value-type="string" calcext:value-type="string">
            <text:p>Delay (ps)</text:p>
          </table:table-cell>
          <table:table-cell table:style-name="ce18" table:number-columns-repeated="2"/>
          <table:table-cell table:style-name="ce18" office:value-type="float" office:value="7.52" calcext:value-type="float">
            <text:p>7,52</text:p>
          </table:table-cell>
          <table:table-cell table:style-name="ce18" office:value-type="float" office:value="9.17" calcext:value-type="float">
            <text:p>9,17</text:p>
          </table:table-cell>
          <table:table-cell table:style-name="ce18" office:value-type="float" office:value="6.39" calcext:value-type="float">
            <text:p>6,39</text:p>
          </table:table-cell>
          <table:table-cell table:style-name="ce18" office:value-type="float" office:value="6.8" calcext:value-type="float">
            <text:p>6,8</text:p>
          </table:table-cell>
          <table:table-cell table:style-name="ce18" office:value-type="float" office:value="4.46" calcext:value-type="float">
            <text:p>4,46</text:p>
          </table:table-cell>
          <table:table-cell table:style-name="ce18" office:value-type="float" office:value="7.05" calcext:value-type="float">
            <text:p>7,05</text:p>
          </table:table-cell>
          <table:table-cell table:style-name="ce18" office:value-type="float" office:value="6.75" calcext:value-type="float">
            <text:p>6,75</text:p>
          </table:table-cell>
          <table:table-cell table:style-name="ce18" office:value-type="float" office:value="4.91" calcext:value-type="float">
            <text:p>4,91</text:p>
          </table:table-cell>
          <table:table-cell table:style-name="ce18" office:value-type="float" office:value="7.74" calcext:value-type="float">
            <text:p>7,74</text:p>
          </table:table-cell>
          <table:table-cell table:style-name="ce21" table:formula="of:=SUM([.E9:.M9])/9" office:value-type="float" office:value="6.75444444444445" calcext:value-type="float">
            <text:p>6,75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Energy (fJ)</text:p>
          </table:table-cell>
          <table:table-cell table:style-name="ce18" table:number-columns-repeated="2"/>
          <table:table-cell table:style-name="ce18" office:value-type="float" office:value="6.29" calcext:value-type="float">
            <text:p>6,29</text:p>
          </table:table-cell>
          <table:table-cell table:style-name="ce18" office:value-type="float" office:value="7.02" calcext:value-type="float">
            <text:p>7,02</text:p>
          </table:table-cell>
          <table:table-cell table:style-name="ce18" office:value-type="float" office:value="7.46" calcext:value-type="float">
            <text:p>7,46</text:p>
          </table:table-cell>
          <table:table-cell table:style-name="ce18" office:value-type="float" office:value="6.67" calcext:value-type="float">
            <text:p>6,67</text:p>
          </table:table-cell>
          <table:table-cell table:style-name="ce18" office:value-type="float" office:value="6.4" calcext:value-type="float">
            <text:p>6,4</text:p>
          </table:table-cell>
          <table:table-cell table:style-name="ce18" office:value-type="float" office:value="6.94" calcext:value-type="float">
            <text:p>6,94</text:p>
          </table:table-cell>
          <table:table-cell table:style-name="ce18" office:value-type="float" office:value="6.89" calcext:value-type="float">
            <text:p>6,89</text:p>
          </table:table-cell>
          <table:table-cell table:style-name="ce18" office:value-type="float" office:value="4.97" calcext:value-type="float">
            <text:p>4,97</text:p>
          </table:table-cell>
          <table:table-cell table:style-name="ce18" office:value-type="float" office:value="6.27" calcext:value-type="float">
            <text:p>6,27</text:p>
          </table:table-cell>
          <table:table-cell table:style-name="ce21" table:formula="of:=SUM([.E10:.M10])/9" office:value-type="float" office:value="6.54555555555556" calcext:value-type="float">
            <text:p>6,55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<text:span text:style-name="T2">Power (μ</text:span>W)</text:p>
          </table:table-cell>
          <table:table-cell table:style-name="ce18" table:number-columns-repeated="2"/>
          <table:table-cell table:style-name="ce18" office:value-type="float" office:value="0.35" calcext:value-type="float">
            <text:p>0,35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office:value-type="float" office:value="0.41" calcext:value-type="float">
            <text:p>0,41</text:p>
          </table:table-cell>
          <table:table-cell table:style-name="ce18" office:value-type="float" office:value="0.37" calcext:value-type="float">
            <text:p>0,37</text:p>
          </table:table-cell>
          <table:table-cell table:style-name="ce18" office:value-type="float" office:value="0.36" calcext:value-type="float">
            <text:p>0,36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office:value-type="float" office:value="0.38" calcext:value-type="float">
            <text:p>0,38</text:p>
          </table:table-cell>
          <table:table-cell table:style-name="ce18" office:value-type="float" office:value="0.28" calcext:value-type="float">
            <text:p>0,28</text:p>
          </table:table-cell>
          <table:table-cell table:style-name="ce18" office:value-type="float" office:value="0.35" calcext:value-type="float">
            <text:p>0,35</text:p>
          </table:table-cell>
          <table:table-cell table:style-name="ce21" table:formula="of:=SUM([.E11:.M11])/9" office:value-type="float" office:value="0.364444444444444" calcext:value-type="float">
            <text:p>0,36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PDP (aJ)</text:p>
          </table:table-cell>
          <table:table-cell table:style-name="ce18" table:number-columns-repeated="2"/>
          <table:table-cell table:style-name="ce18" office:value-type="float" office:value="2.63" calcext:value-type="float">
            <text:p>2,63</text:p>
          </table:table-cell>
          <table:table-cell table:style-name="ce18" office:value-type="float" office:value="3.58" calcext:value-type="float">
            <text:p>3,58</text:p>
          </table:table-cell>
          <table:table-cell table:style-name="ce18" office:value-type="float" office:value="2.65" calcext:value-type="float">
            <text:p>2,65</text:p>
          </table:table-cell>
          <table:table-cell table:style-name="ce18" office:value-type="float" office:value="2.52" calcext:value-type="float">
            <text:p>2,52</text:p>
          </table:table-cell>
          <table:table-cell table:style-name="ce18" office:value-type="float" office:value="1.58" calcext:value-type="float">
            <text:p>1,58</text:p>
          </table:table-cell>
          <table:table-cell table:style-name="ce18" office:value-type="float" office:value="2.72" calcext:value-type="float">
            <text:p>2,72</text:p>
          </table:table-cell>
          <table:table-cell table:style-name="ce18" office:value-type="float" office:value="2.59" calcext:value-type="float">
            <text:p>2,59</text:p>
          </table:table-cell>
          <table:table-cell table:style-name="ce18" office:value-type="float" office:value="1.35" calcext:value-type="float">
            <text:p>1,35</text:p>
          </table:table-cell>
          <table:table-cell table:style-name="ce18" office:value-type="float" office:value="2.7" calcext:value-type="float">
            <text:p>2,7</text:p>
          </table:table-cell>
          <table:table-cell table:style-name="ce21" table:formula="of:=SUM([.E12:.M12])/9" office:value-type="float" office:value="2.48" calcext:value-type="float">
            <text:p>2,48</text:p>
          </table:table-cell>
          <table:table-cell table:number-columns-repeated="15"/>
        </table:table-row>
        <table:table-row table:style-name="ro2" table:number-rows-repeated="25">
          <table:table-cell table:number-columns-repeated="29"/>
        </table:table-row>
        <table:table-row table:style-name="ro2">
          <table:table-cell table:number-columns-repeated="28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2:20:47.028272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6:10.548015794</meta:creation-date>
    <dc:date>2019-07-14T15:22:41.112953734</dc:date>
    <meta:editing-duration>PT6H22M6S</meta:editing-duration>
    <meta:editing-cycles>28</meta:editing-cycles>
    <meta:generator>LibreOffice/6.0.7.3$Linux_X86_64 LibreOffice_project/00m0$Build-3</meta:generator>
    <meta:document-statistic meta:table-count="1" meta:cell-count="19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4:Sheet1.M4 Sheet1.A8:Sheet1.A8 Sheet1.I9:Sheet1.M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I4:Sheet1.M4" chart:label-cell-address="Sheet1.A3:Sheet1.A3" chart:class="chart:bar">
            <chart:data-point chart:repeated="5"/>
          </chart:series>
          <chart:series chart:style-name="ch10" chart:values-cell-range-address="Sheet1.I9:Sheet1.M9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17.58">
                <text:p>17.58</text:p>
                <draw:g>
                  <svg:desc>Sheet1.I4:Sheet1.M4</svg:desc>
                </draw:g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4.46">
                <text:p>4.46</text:p>
                <draw:g>
                  <svg:desc>Sheet1.I9:Sheet1.M9</svg:desc>
                </draw:g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5:Sheet1.H5 Sheet1.A8:Sheet1.A8 Sheet1.E10:Sheet1.H10" chart:data-source-has-labels="both" svg:x="1.331cm" svg:y="1.275cm" svg:width="14.355cm" svg:height="6.779cm">
          <chartooo:coordinate-region svg:x="2.058cm" svg:y="1.474cm" svg:width="13.628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5:Sheet1.H5" chart:label-cell-address="Sheet1.A3:Sheet1.A3" chart:class="chart:bar">
            <chart:data-point chart:repeated="4"/>
          </chart:series>
          <chart:series chart:style-name="ch10" chart:values-cell-range-address="Sheet1.E10:Sheet1.H10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6">
                <text:p>6.76</text:p>
                <draw:g>
                  <svg:desc>Sheet1.E5:Sheet1.H5</svg:desc>
                </draw:g>
              </table:table-cell>
              <table:table-cell office:value-type="float" office:value="7.06">
                <text:p>7.06</text:p>
              </table:table-cell>
              <table:table-cell office:value-type="float" office:value="6.82">
                <text:p>6.8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29">
                <text:p>6.29</text:p>
                <draw:g>
                  <svg:desc>Sheet1.E10:Sheet1.H10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7.46">
                <text:p>7.46</text:p>
              </table:table-cell>
              <table:table-cell office:value-type="float" office:value="6.67">
                <text:p>6.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6:Sheet1.H6 Sheet1.A8:Sheet1.A8 Sheet1.E11:Sheet1.H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E6:Sheet1.H6" chart:label-cell-address="Sheet1.A3:Sheet1.A3" chart:class="chart:bar">
            <chart:data-point chart:repeated="4"/>
          </chart:series>
          <chart:series chart:style-name="ch10" chart:values-cell-range-address="Sheet1.E11:Sheet1.H11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8">
                <text:p>0.38</text:p>
                <draw:g>
                  <svg:desc>Sheet1.E6:Sheet1.H6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5">
                <text:p>0.35</text:p>
                <draw:g>
                  <svg:desc>Sheet1.E11:Sheet1.H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7:Sheet1.H7 Sheet1.A8:Sheet1.A8 Sheet1.E12:Sheet1.H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7:Sheet1.H7" chart:label-cell-address="Sheet1.A3:Sheet1.A3" chart:class="chart:bar">
            <chart:data-point chart:repeated="4"/>
          </chart:series>
          <chart:series chart:style-name="ch10" chart:values-cell-range-address="Sheet1.E12:Sheet1.H12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H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H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3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legend svg:x="7.638cm" svg:y="0.51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4" chartooo:axis-type="auto">
            <chartooo:date-scale/>
            <chart:title svg:x="7.456cm" svg:y="8.019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4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673cm" svg:height="0.399cm" svg:x="2.814cm" svg:y="5.198cm">
          <draw:image xlink:href="Pictures/2000000E000002A10000018F5FBD8A14BD3D60E4.svm" xlink:type="simple" xlink:show="embed" xlink:actuate="onLoad">
            <text:p/>
          </draw:image>
          <draw:image xlink:href="Pictures/10000200000000190000000F208925DE33FBA0C8.png" xlink:type="simple" xlink:show="embed" xlink:actuate="onLoad"/>
        </draw:frame>
        <draw:frame draw:style-name="gr1" draw:text-style-name="P1" svg:width="0.673cm" svg:height="0.399cm" svg:x="4.34cm" svg:y="4.659cm">
          <draw:image xlink:href="Pictures/2000000E000002A10000018F7416F0CE17EC1766.svm" xlink:type="simple" xlink:show="embed" xlink:actuate="onLoad">
            <text:p/>
          </draw:image>
          <draw:image xlink:href="Pictures/10000200000000190000000F05FF53CD8B9C0C73.png" xlink:type="simple" xlink:show="embed" xlink:actuate="onLoad"/>
        </draw:frame>
        <draw:frame draw:style-name="gr1" draw:text-style-name="P1" svg:width="0.674cm" svg:height="0.399cm" svg:x="5.865cm" svg:y="5.187cm">
          <draw:image xlink:href="Pictures/2000000E000002A20000018F142E9C1AA49206AA.svm" xlink:type="simple" xlink:show="embed" xlink:actuate="onLoad">
            <text:p/>
          </draw:image>
          <draw:image xlink:href="Pictures/10000200000000190000000F2A34F7EA0CCC6C5A.png" xlink:type="simple" xlink:show="embed" xlink:actuate="onLoad"/>
        </draw:frame>
        <draw:frame draw:style-name="gr1" draw:text-style-name="P1" svg:width="0.671cm" svg:height="0.399cm" svg:x="7.39cm" svg:y="5.261cm">
          <draw:image xlink:href="Pictures/2000000E0000029F0000018F0D2D8D45C4DE56C5.svm" xlink:type="simple" xlink:show="embed" xlink:actuate="onLoad">
            <text:p/>
          </draw:image>
          <draw:image xlink:href="Pictures/10000200000000190000000F5DA32845B7C79418.png" xlink:type="simple" xlink:show="embed" xlink:actuate="onLoad"/>
        </draw:frame>
        <draw:frame draw:style-name="gr1" draw:text-style-name="P1" svg:width="0.673cm" svg:height="0.399cm" svg:x="8.916cm" svg:y="5.794cm">
          <draw:image xlink:href="Pictures/2000000E000002A10000018F145359AEBCFC52EF.svm" xlink:type="simple" xlink:show="embed" xlink:actuate="onLoad">
            <text:p/>
          </draw:image>
          <draw:image xlink:href="Pictures/10000200000000190000000FEBE3F944142A1AB1.png" xlink:type="simple" xlink:show="embed" xlink:actuate="onLoad"/>
        </draw:frame>
        <draw:frame draw:style-name="gr1" draw:text-style-name="P1" svg:width="0.671cm" svg:height="0.399cm" svg:x="10.441cm" svg:y="5.147cm">
          <draw:image xlink:href="Pictures/2000000E0000029F0000018F24A52D9D7F6EE95A.svm" xlink:type="simple" xlink:show="embed" xlink:actuate="onLoad">
            <text:p/>
          </draw:image>
          <draw:image xlink:href="Pictures/10000200000000190000000F2B3900494279A077.png" xlink:type="simple" xlink:show="embed" xlink:actuate="onLoad"/>
        </draw:frame>
        <draw:frame draw:style-name="gr1" draw:text-style-name="P1" svg:width="0.672cm" svg:height="0.399cm" svg:x="11.966cm" svg:y="5.221cm">
          <draw:image xlink:href="Pictures/2000000E000002A00000018F2BE8D39BDDEFE3D3.svm" xlink:type="simple" xlink:show="embed" xlink:actuate="onLoad">
            <text:p/>
          </draw:image>
          <draw:image xlink:href="Pictures/10000200000000190000000F2B249361F0637555.png" xlink:type="simple" xlink:show="embed" xlink:actuate="onLoad"/>
        </draw:frame>
        <draw:frame draw:style-name="gr1" draw:text-style-name="P1" svg:width="0.674cm" svg:height="0.399cm" svg:x="13.491cm" svg:y="5.925cm">
          <draw:image xlink:href="Pictures/2000000E000002A20000018F039CF01770B34116.svm" xlink:type="simple" xlink:show="embed" xlink:actuate="onLoad">
            <text:p/>
          </draw:image>
          <draw:image xlink:href="Pictures/10000200000000190000000F1E117A9DF9D5A30B.png" xlink:type="simple" xlink:show="embed" xlink:actuate="onLoad"/>
        </draw:frame>
        <draw:frame draw:style-name="gr1" draw:text-style-name="P1" svg:width="0.675cm" svg:height="0.399cm" svg:x="15.017cm" svg:y="5.159cm">
          <draw:image xlink:href="Pictures/2000000E000002A30000018FFB1CC256407945B9.svm" xlink:type="simple" xlink:show="embed" xlink:actuate="onLoad">
            <text:p/>
          </draw:image>
          <draw:image xlink:href="Pictures/100002000000001A0000000FC82D2042421C0C50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5:Sheet1.M5 Sheet1.A8:Sheet1.A8 Sheet1.I10:Sheet1.M10" chart:data-source-has-labels="both" svg:x="1.331cm" svg:y="1.275cm" svg:width="14.355cm" svg:height="6.779cm">
          <chartooo:coordinate-region svg:x="1.767cm" svg:y="1.474cm" svg:width="13.919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5:Sheet1.M5" chart:label-cell-address="Sheet1.A3:Sheet1.A3" chart:class="chart:bar">
            <chart:data-point chart:repeated="4"/>
            <chart:data-point chart:style-name="ch10"/>
          </chart:series>
          <chart:series chart:style-name="ch11" chart:values-cell-range-address="Sheet1.I10:Sheet1.M10" chart:label-cell-address="Sheet1.A8:Sheet1.A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">
                <text:p>6.7</text:p>
                <draw:g>
                  <svg:desc>Sheet1.I5:Sheet1.M5</svg:desc>
                </draw:g>
              </table:table-cell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6.08">
                <text:p>6.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4">
                <text:p>6.4</text:p>
                <draw:g>
                  <svg:desc>Sheet1.I10:Sheet1.M10</svg:desc>
                </draw:g>
              </table:table-cell>
              <table:table-cell office:value-type="float" office:value="6.94">
                <text:p>6.94</text:p>
              </table:table-cell>
              <table:table-cell office:value-type="float" office:value="6.89">
                <text:p>6.89</text:p>
              </table:table-cell>
              <table:table-cell office:value-type="float" office:value="4.97">
                <text:p>4.97</text:p>
              </table:table-cell>
              <table:table-cell office:value-type="float" office:value="6.27">
                <text:p>6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6:Sheet1.M6 Sheet1.A8:Sheet1.A8 Sheet1.I11:Sheet1.M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I6:Sheet1.M6" chart:label-cell-address="Sheet1.A3:Sheet1.A3" chart:class="chart:bar">
            <chart:data-point chart:repeated="5"/>
          </chart:series>
          <chart:series chart:style-name="ch10" chart:values-cell-range-address="Sheet1.I11:Sheet1.M11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7">
                <text:p>0.37</text:p>
                <draw:g>
                  <svg:desc>Sheet1.I6:Sheet1.M6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6">
                <text:p>0.36</text:p>
                <draw:g>
                  <svg:desc>Sheet1.I11:Sheet1.M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4:Sheet1.H4 Sheet1.A8:Sheet1.A8 Sheet1.E9:Sheet1.H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E4:Sheet1.H4" chart:label-cell-address="Sheet1.A3:Sheet1.A3" chart:class="chart:bar">
            <chart:data-point chart:repeated="4"/>
          </chart:series>
          <chart:series chart:style-name="ch10" chart:values-cell-range-address="Sheet1.E9:Sheet1.H9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24.47">
                <text:p>24.47</text:p>
                <draw:g>
                  <svg:desc>Sheet1.E4:Sheet1.H4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7.52">
                <text:p>7.52</text:p>
                <draw:g>
                  <svg:desc>Sheet1.E9:Sheet1.H9</svg:desc>
                </draw:g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Sheet1.E2:Sheet1.M2 Sheet1.A3:Sheet1.A3 Sheet1.E7:Sheet1.M7 Sheet1.A8:Sheet1.A8 Sheet1.E12:Sheet1.M12" chart:data-source-has-labels="both" svg:x="1.331cm" svg:y="0.18cm" svg:width="12.456cm" svg:height="7.659cm">
          <chartooo:coordinate-region svg:x="1.952cm" svg:y="0.379cm" svg:width="11.835cm" svg:height="7.261cm"/>
          <chart:axis chart:dimension="x" chart:name="primary-x" chart:style-name="ch4" chartooo:axis-type="auto">
            <chartooo:date-scale/>
            <chart:title svg:x="6.51cm" svg:y="8.019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4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45"/>
      <style:graphic-properties draw:fill-color="#a5f1c7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